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5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6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6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9" style:family="table-cell" style:parent-style-name="Default">
      <style:map style:condition="cell-content()=&quot;&quot;" style:apply-style-name="Cellule_20_invalide" style:base-cell-address="Feuille1.A3"/>
    </style:style>
    <style:style style:name="ce10" style:family="table-cell" style:parent-style-name="Default">
      <style:map style:condition="cell-content()=&quot;&quot;" style:apply-style-name="Cellule_20_invalide" style:base-cell-address="Feuille1.A9"/>
    </style:style>
    <style:style style:name="ce23" style:family="table-cell" style:parent-style-name="Default">
      <style:map style:condition="cell-content()=&quot;&quot;" style:apply-style-name="Cellule_20_invalide" style:base-cell-address="Feuille1.A25"/>
    </style:style>
    <style:style style:name="ce24" style:family="table-cell" style:parent-style-name="Default">
      <style:map style:condition="cell-content()=&quot;&quot;" style:apply-style-name="Cellule_20_invalide" style:base-cell-address="Feuille1.C26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74"/>
    </style:style>
    <style:style style:name="ce32" style:family="table-cell" style:parent-style-name="Default">
      <style:map style:condition="cell-content()=&quot;&quot;" style:apply-style-name="Cellule_20_invalide" style:base-cell-address="Feuille1.C75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5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6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74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75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3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5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6]=0)" style:apply-style-name="Cellule_20_grisée" style:base-cell-address="Feuille1.G66"/>
      <style:map style:condition="is-true-formula(AND([.F66]&lt;&gt;0;[.G66]=&quot;&quot;))" style:apply-style-name="Cellule_20_invalide" style:base-cell-address="Feuille1.G66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2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5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6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1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2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3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75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8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2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9]=0)" style:apply-style-name="Cellule_20_grisée" style:base-cell-address="Feuille1.M9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5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6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9]=1)" style:apply-style-name="Cellule_20_grisée" style:base-cell-address="Feuille1.O9"/>
      <style:map style:condition="is-true-formula(AND([.N9]&gt;1;[.O9]=&quot;&quot;))" style:apply-style-name="Cellule_20_invalide" style:base-cell-address="Feuille1.O9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5"/>
      <style:map style:condition="is-true-formula(AND(#REF!&gt;1;#REF!=&quot;&quot;))" style:apply-style-name="Cellule_20_invalide" style:base-cell-address="Feuille1.O25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6"/>
      <style:map style:condition="is-true-formula(AND(#REF!&gt;1;#REF!=&quot;&quot;))" style:apply-style-name="Cellule_20_invalide" style:base-cell-address="Feuille1.O26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9]=1)" style:apply-style-name="Cellule_20_grisée" style:base-cell-address="Feuille1.P9"/>
      <style:map style:condition="is-true-formula(AND([.N9]&gt;1;[.P9]=&quot;&quot;))" style:apply-style-name="Cellule_20_invalide" style:base-cell-address="Feuille1.P9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5"/>
      <style:map style:condition="is-true-formula(AND(#REF!&gt;1;#REF!=&quot;&quot;))" style:apply-style-name="Cellule_20_invalide" style:base-cell-address="Feuille1.P25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6"/>
      <style:map style:condition="is-true-formula(AND(#REF!&gt;1;#REF!=&quot;&quot;))" style:apply-style-name="Cellule_20_invalide" style:base-cell-address="Feuille1.P26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9]=1)" style:apply-style-name="Cellule_20_grisée" style:base-cell-address="Feuille1.Q9"/>
      <style:map style:condition="is-true-formula(AND([.N9]&gt;1;[.Q9]=&quot;&quot;))" style:apply-style-name="Cellule_20_invalide" style:base-cell-address="Feuille1.Q9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5"/>
      <style:map style:condition="is-true-formula(AND(#REF!&gt;1;#REF!=&quot;&quot;))" style:apply-style-name="Cellule_20_invalide" style:base-cell-address="Feuille1.Q25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6"/>
      <style:map style:condition="is-true-formula(AND(#REF!&gt;1;#REF!=&quot;&quot;))" style:apply-style-name="Cellule_20_invalide" style:base-cell-address="Feuille1.Q26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263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26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5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6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1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4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5"/>
    </style:style>
    <style:style style:name="ce27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"/>
    </style:style>
    <style:style style:name="ce2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1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1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2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8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U4"/>
      <style:map style:condition="is-true-formula(AND([.T4]&lt;&gt;0;[.U4]=&quot;&quot;))" style:apply-style-name="Cellule_20_invalide" style:base-cell-address="Feuille1.U4"/>
    </style:style>
    <style:style style:name="ce8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8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8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8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U61"/>
      <style:map style:condition="is-true-formula(AND([.T61]&lt;&gt;0;[.U61]=&quot;&quot;))" style:apply-style-name="Cellule_20_invalide" style:base-cell-address="Feuille1.U61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U71"/>
      <style:map style:condition="is-true-formula(AND([.T71]&lt;&gt;0;[.U71]=&quot;&quot;))" style:apply-style-name="Cellule_20_invalide" style:base-cell-address="Feuille1.U71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2]=0)" style:apply-style-name="Cellule_20_grisée" style:base-cell-address="Feuille1.U72"/>
      <style:map style:condition="is-true-formula(AND([.T72]&lt;&gt;0;[.U72]=&quot;&quot;))" style:apply-style-name="Cellule_20_invalide" style:base-cell-address="Feuille1.U72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9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V4"/>
      <style:map style:condition="is-true-formula(AND([.T4]&lt;&gt;0;[.V4]=&quot;&quot;))" style:apply-style-name="Cellule_20_invalide" style:base-cell-address="Feuille1.V4"/>
    </style:style>
    <style:style style:name="ce9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9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9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9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V61"/>
      <style:map style:condition="is-true-formula(AND([.T61]&lt;&gt;0;[.V61]=&quot;&quot;))" style:apply-style-name="Cellule_20_invalide" style:base-cell-address="Feuille1.V61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V71"/>
      <style:map style:condition="is-true-formula(AND([.T71]&lt;&gt;0;[.V71]=&quot;&quot;))" style:apply-style-name="Cellule_20_invalide" style:base-cell-address="Feuille1.V71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2]=0)" style:apply-style-name="Cellule_20_grisée" style:base-cell-address="Feuille1.V72"/>
      <style:map style:condition="is-true-formula(AND([.T72]&lt;&gt;0;[.V72]=&quot;&quot;))" style:apply-style-name="Cellule_20_invalide" style:base-cell-address="Feuille1.V72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10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W4"/>
      <style:map style:condition="is-true-formula(AND([.T4]&lt;&gt;0;[.W4]=&quot;&quot;))" style:apply-style-name="Cellule_20_invalide" style:base-cell-address="Feuille1.W4"/>
    </style:style>
    <style:style style:name="ce10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10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10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W61"/>
      <style:map style:condition="is-true-formula(AND([.T61]&lt;&gt;0;[.W61]=&quot;&quot;))" style:apply-style-name="Cellule_20_invalide" style:base-cell-address="Feuille1.W61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W71"/>
      <style:map style:condition="is-true-formula(AND([.T71]&lt;&gt;0;[.W71]=&quot;&quot;))" style:apply-style-name="Cellule_20_invalide" style:base-cell-address="Feuille1.W71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2]=0)" style:apply-style-name="Cellule_20_grisée" style:base-cell-address="Feuille1.W72"/>
      <style:map style:condition="is-true-formula(AND([.T72]&lt;&gt;0;[.W72]=&quot;&quot;))" style:apply-style-name="Cellule_20_invalide" style:base-cell-address="Feuille1.W72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12"/>
        <table:content-validation table:name="val2" table:condition="of:cell-content-is-in-list(&quot;0&quot;;&quot;alternate&quot;;&quot;ascending&quot;;&quot;descending&quot;)" table:allow-empty-cell="false" table:display-list="unsorted" table:base-cell-address="Feuille1.P10"/>
        <table:content-validation table:name="val3" table:condition="of:cell-content-is-in-list(&quot;0&quot;;&quot;semi_seaking&quot;;&quot;seaking&quot;)" table:allow-empty-cell="false" table:display-list="sort-ascending" table:base-cell-address="Feuille1.R12"/>
        <table:content-validation table:name="val4" table:condition="of:cell-content-is-in-list(&quot;0&quot;;&quot;semi_seaking&quot;;&quot;seaking&quot;)" table:allow-empty-cell="false" table:display-list="sort-ascending" table:base-cell-address="Feuille1.R10"/>
        <table:content-validation table:name="val5" table:condition="of:cell-content-is-in-list(&quot;0&quot;;&quot;oscillator&quot;;&quot;circle&quot;;&quot;line&quot;;&quot;rectangle&quot;)" table:allow-empty-cell="false" table:display-list="unsorted" table:base-cell-address="Feuille1.K10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61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61"/>
        <table:table-column table:style-name="co18" table:default-cell-style-name="ce53"/>
        <table:table-column table:style-name="co19" table:default-cell-style-name="ce561"/>
        <table:table-column table:style-name="co20" table:number-columns-repeated="5" table:default-cell-style-name="ce53"/>
        <table:table-column table:style-name="co20" table:number-columns-repeated="1000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58" office:value-type="string" calcext:value-type="string">
            <text:p>ammo_name</text:p>
          </table:table-cell>
          <table:table-cell table:style-name="ce121" office:value-type="string" calcext:value-type="string">
            <text:p>damage</text:p>
          </table:table-cell>
          <table:table-cell table:style-name="ce121" office:value-type="string" calcext:value-type="string">
            <text:p>vspeed</text:p>
          </table:table-cell>
          <table:table-cell table:style-name="ce121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63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270" office:value-type="string" calcext:value-type="string">
            <text:p>pattern</text:p>
          </table:table-cell>
          <table:table-cell table:style-name="ce270" office:value-type="string" calcext:value-type="string">
            <text:p>angspeed</text:p>
          </table:table-cell>
          <table:table-cell table:style-name="ce270" office:value-type="string" calcext:value-type="string">
            <text:p>radius</text:p>
          </table:table-cell>
          <table:table-cell table:style-name="ce270" office:value-type="string" calcext:value-type="string">
            <text:p>clockwise</text:p>
          </table:table-cell>
          <table:table-cell table:style-name="ce270" office:value-type="string" calcext:value-type="string">
            <text:p>centered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_blue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71" table:content-validation-name="val5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7" office:value-type="string" calcext:value-type="string">
            <text:p>laser_fast</text:p>
          </table:table-cell>
          <table:table-cell table:style-name="ce7" office:value-type="string" calcext:value-type="string">
            <text:p>Laser_fast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49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60" office:value-type="string" calcext:value-type="string">
            <text:p>laser_blue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2200" calcext:value-type="float">
            <text:p>2200</text:p>
          </table:table-cell>
          <table:table-cell table:style-name="ce166" office:value-type="float" office:value="0" calcext:value-type="float">
            <text:p>0</text:p>
          </table:table-cell>
          <table:table-cell table:style-name="ce49" office:value-type="string" calcext:value-type="string">
            <text:p>0.5</text:p>
          </table:table-cell>
          <table:table-cell table:style-name="ce49" office:value-type="float" office:value="3" calcext:value-type="float">
            <text:p>3</text:p>
          </table:table-cell>
          <table:table-cell table:style-name="ce243" office:value-type="float" office:value="3" calcext:value-type="float">
            <text:p>3</text:p>
          </table:table-cell>
          <table:table-cell table:style-name="ce49" office:value-type="float" office:value="7" calcext:value-type="float">
            <text:p>7</text:p>
          </table:table-cell>
          <table:table-cell table:style-name="ce248" office:value-type="float" office:value="0" calcext:value-type="float">
            <text:p>0</text:p>
          </table:table-cell>
          <table:table-cell table:style-name="ce253" office:value-type="float" office:value="120" calcext:value-type="float">
            <text:p>120</text:p>
          </table:table-cell>
          <table:table-cell table:style-name="ce258" table:content-validation-name="val2" office:value-type="string" calcext:value-type="string">
            <text:p>alternate</text:p>
          </table:table-cell>
          <table:table-cell table:style-name="ce49" office:value-type="float" office:value="0" calcext:value-type="float">
            <text:p>0</text:p>
          </table:table-cell>
          <table:table-cell table:style-name="ce265" table:content-validation-name="val4" office:value-type="string" calcext:value-type="string">
            <text:p>homing</text:p>
          </table:table-cell>
          <table:table-cell table:style-name="ce272" table:content-validation-name="val5" office:value-type="float" office:value="0" calcext:value-type="float">
            <text:p>0</text:p>
          </table:table-cell>
          <table:table-cell table:style-name="ce882"/>
          <table:table-cell table:style-name="ce953"/>
          <table:table-cell table:style-name="ce1024" table:number-columns-repeated="2"/>
          <table:table-cell table:number-columns-repeated="1000"/>
        </table:table-row>
        <table:table-row table:style-name="ro1">
          <table:table-cell table:style-name="ce7" office:value-type="string" calcext:value-type="string">
            <text:p>laser_360</text:p>
          </table:table-cell>
          <table:table-cell table:style-name="ce7" office:value-type="string" calcext:value-type="string">
            <text:p>Laser_360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49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62" office:value-type="string" calcext:value-type="string">
            <text:p>laser_blue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200" calcext:value-type="float">
            <text:p>2200</text:p>
          </table:table-cell>
          <table:table-cell table:style-name="ce167" office:value-type="float" office:value="0" calcext:value-type="float">
            <text:p>0</text:p>
          </table:table-cell>
          <table:table-cell table:style-name="ce49" office:value-type="string" calcext:value-type="string">
            <text:p>0.5</text:p>
          </table:table-cell>
          <table:table-cell table:style-name="ce49" office:value-type="float" office:value="3" calcext:value-type="float">
            <text:p>3</text:p>
          </table:table-cell>
          <table:table-cell table:style-name="ce243" office:value-type="float" office:value="3" calcext:value-type="float">
            <text:p>3</text:p>
          </table:table-cell>
          <table:table-cell table:style-name="ce49" office:value-type="float" office:value="10" calcext:value-type="float">
            <text:p>10</text:p>
          </table:table-cell>
          <table:table-cell table:style-name="ce248" office:value-type="float" office:value="0" calcext:value-type="float">
            <text:p>0</text:p>
          </table:table-cell>
          <table:table-cell table:style-name="ce253" office:value-type="float" office:value="360" calcext:value-type="float">
            <text:p>360</text:p>
          </table:table-cell>
          <table:table-cell table:style-name="ce258" table:content-validation-name="val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65" table:content-validation-name="val4" office:value-type="float" office:value="0" calcext:value-type="float">
            <text:p>0</text:p>
          </table:table-cell>
          <table:table-cell table:style-name="ce273" table:content-validation-name="val5" office:value-type="float" office:value="0" calcext:value-type="float">
            <text:p>0</text:p>
          </table:table-cell>
          <table:table-cell table:style-name="ce883"/>
          <table:table-cell table:style-name="ce954"/>
          <table:table-cell table:style-name="ce1025" table:number-columns-repeated="2"/>
          <table:table-cell table:number-columns-repeated="1000"/>
        </table:table-row>
        <table:table-row table:style-name="ro1">
          <table:table-cell table:style-name="ce7" office:value-type="string" calcext:value-type="string">
            <text:p>laser_player</text:p>
          </table:table-cell>
          <table:table-cell table:style-name="ce7" office:value-type="string" calcext:value-type="string">
            <text:p>Laser_player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49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63" office:value-type="string" calcext:value-type="string">
            <text:p>laser_blue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2200" calcext:value-type="float">
            <text:p>2200</text:p>
          </table:table-cell>
          <table:table-cell table:style-name="ce168" office:value-type="float" office:value="0" calcext:value-type="float">
            <text:p>0</text:p>
          </table:table-cell>
          <table:table-cell table:style-name="ce49" office:value-type="string" calcext:value-type="string">
            <text:p>0.08</text:p>
          </table:table-cell>
          <table:table-cell table:style-name="ce49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248" office:value-type="float" office:value="0" calcext:value-type="float">
            <text:p>0</text:p>
          </table:table-cell>
          <table:table-cell table:style-name="ce253" office:value-type="float" office:value="160" calcext:value-type="float">
            <text:p>160</text:p>
          </table:table-cell>
          <table:table-cell table:style-name="ce258" table:content-validation-name="val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65" table:content-validation-name="val4" office:value-type="float" office:value="0" calcext:value-type="float">
            <text:p>0</text:p>
          </table:table-cell>
          <table:table-cell table:style-name="ce274" table:content-validation-name="val5" office:value-type="float" office:value="0" calcext:value-type="float">
            <text:p>0</text:p>
          </table:table-cell>
          <table:table-cell table:style-name="ce884"/>
          <table:table-cell table:style-name="ce955"/>
          <table:table-cell table:style-name="ce1026" table:number-columns-repeated="2"/>
          <table:table-cell table:number-columns-repeated="1000"/>
        </table:table-row>
        <table:table-row table:style-name="ro1">
          <table:table-cell table:style-name="ce7" office:value-type="string" calcext:value-type="string">
            <text:p>laser_bot</text:p>
          </table:table-cell>
          <table:table-cell table:style-name="ce7" office:value-type="string" calcext:value-type="string">
            <text:p>Default_laser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49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string" calcext:value-type="string">
            <text:p>laser_blue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2200" calcext:value-type="float">
            <text:p>2200</text:p>
          </table:table-cell>
          <table:table-cell table:style-name="ce169" office:value-type="float" office:value="0" calcext:value-type="float">
            <text:p>0</text:p>
          </table:table-cell>
          <table:table-cell table:style-name="ce49" office:value-type="string" calcext:value-type="string">
            <text:p>0.1</text:p>
          </table:table-cell>
          <table:table-cell table:style-name="ce49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248" office:value-type="float" office:value="20" calcext:value-type="float">
            <text:p>20</text:p>
          </table:table-cell>
          <table:table-cell table:style-name="ce253" office:value-type="float" office:value="0" calcext:value-type="float">
            <text:p>0</text:p>
          </table:table-cell>
          <table:table-cell table:style-name="ce258" table:content-validation-name="val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65" table:content-validation-name="val4" office:value-type="float" office:value="0" calcext:value-type="float">
            <text:p>0</text:p>
          </table:table-cell>
          <table:table-cell table:style-name="ce275" table:content-validation-name="val5" office:value-type="float" office:value="0" calcext:value-type="float">
            <text:p>0</text:p>
          </table:table-cell>
          <table:table-cell table:style-name="ce885"/>
          <table:table-cell table:style-name="ce956"/>
          <table:table-cell table:style-name="ce1027" table:number-columns-repeated="2"/>
          <table:table-cell table:number-columns-repeated="1000"/>
        </table:table-row>
        <table:table-row table:style-name="ro1">
          <table:table-cell table:style-name="ce7" office:value-type="string" calcext:value-type="string">
            <text:p>laser_arc</text:p>
          </table:table-cell>
          <table:table-cell table:style-name="ce7" office:value-type="string" calcext:value-type="string">
            <text:p>Laser_arc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49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65" office:value-type="string" calcext:value-type="string">
            <text:p>laser_blue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2200" calcext:value-type="float">
            <text:p>2200</text:p>
          </table:table-cell>
          <table:table-cell table:style-name="ce170" office:value-type="float" office:value="0" calcext:value-type="float">
            <text:p>0</text:p>
          </table:table-cell>
          <table:table-cell table:style-name="ce49" office:value-type="string" calcext:value-type="string">
            <text:p>0.8</text:p>
          </table:table-cell>
          <table:table-cell table:style-name="ce49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248" office:value-type="float" office:value="0" calcext:value-type="float">
            <text:p>0</text:p>
          </table:table-cell>
          <table:table-cell table:style-name="ce253" office:value-type="float" office:value="150" calcext:value-type="float">
            <text:p>150</text:p>
          </table:table-cell>
          <table:table-cell table:style-name="ce258" table:content-validation-name="val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65" table:content-validation-name="val4" office:value-type="string" calcext:value-type="string">
            <text:p>homing</text:p>
          </table:table-cell>
          <table:table-cell table:style-name="ce276" table:content-validation-name="val5" office:value-type="float" office:value="0" calcext:value-type="float">
            <text:p>0</text:p>
          </table:table-cell>
          <table:table-cell table:style-name="ce886"/>
          <table:table-cell table:style-name="ce957"/>
          <table:table-cell table:style-name="ce1028" table:number-columns-repeated="2"/>
          <table:table-cell table:number-columns-repeated="1000"/>
        </table:table-row>
        <table:table-row table:style-name="ro1">
          <table:table-cell table:style-name="ce7" office:value-type="string" calcext:value-type="string">
            <text:p>fireball_sinus</text:p>
          </table:table-cell>
          <table:table-cell table:style-name="ce7" office:value-type="string" calcext:value-type="string">
            <text:p>Fireball_sinus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49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67" office:value-type="string" calcext:value-type="string">
            <text:p>laser_blue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2200" calcext:value-type="float">
            <text:p>2200</text:p>
          </table:table-cell>
          <table:table-cell table:style-name="ce171" office:value-type="float" office:value="0" calcext:value-type="float">
            <text:p>0</text:p>
          </table:table-cell>
          <table:table-cell table:style-name="ce49" office:value-type="string" calcext:value-type="string">
            <text:p>0.05</text:p>
          </table:table-cell>
          <table:table-cell table:style-name="ce49" office:value-type="float" office:value="25" calcext:value-type="float">
            <text:p>25</text:p>
          </table:table-cell>
          <table:table-cell table:style-name="ce243" office:value-type="string" calcext:value-type="string">
            <text:p>1.5</text:p>
          </table:table-cell>
          <table:table-cell table:style-name="ce49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58" table:content-validation-name="val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65" table:content-validation-name="val4" office:value-type="string" calcext:value-type="string">
            <text:p>semi_homing</text:p>
          </table:table-cell>
          <table:table-cell table:style-name="ce277" table:content-validation-name="val5" office:value-type="float" office:value="0" calcext:value-type="float">
            <text:p>0</text:p>
          </table:table-cell>
          <table:table-cell table:style-name="ce887"/>
          <table:table-cell table:style-name="ce958"/>
          <table:table-cell table:style-name="ce1029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_red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_blue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266" table:content-validation-name="val3" office:value-type="float" office:value="0" calcext:value-type="float">
            <text:p>0</text:p>
          </table:table-cell>
          <table:table-cell table:style-name="ce278" table:content-validation-name="val5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279" table:content-validation-name="val5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280" table:content-validation-name="val5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281" table:content-validation-name="val5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282" table:content-validation-name="val5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83" table:content-validation-name="val5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84" table:content-validation-name="val5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85" table:content-validation-name="val5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86" table:content-validation-name="val5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87" table:content-validation-name="val5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88" table:content-validation-name="val5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89" table:content-validation-name="val5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0" table:content-validation-name="val5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1" table:content-validation-name="val5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2" table:content-validation-name="val5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3" office:value-type="float" office:value="0" calcext:value-type="float">
            <text:p>0</text:p>
          </table:table-cell>
          <table:table-cell table:style-name="ce832" table:content-validation-name="val5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3" office:value-type="float" office:value="0" calcext:value-type="float">
            <text:p>0</text:p>
          </table:table-cell>
          <table:table-cell table:style-name="ce833" table:content-validation-name="val5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3" table:content-validation-name="val5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4" table:content-validation-name="val5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5" table:content-validation-name="val5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6" table:content-validation-name="val5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3" office:value-type="float" office:value="150" calcext:value-type="float">
            <text:p>1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297" table:content-validation-name="val5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590" office:value-type="float" office:value="150" calcext:value-type="float">
            <text:p>1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298" table:content-validation-name="val5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4" office:value-type="float" office:value="150" calcext:value-type="float">
            <text:p>1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299" table:content-validation-name="val5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00" table:content-validation-name="val5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01" table:content-validation-name="val5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02" table:content-validation-name="val5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03" table:content-validation-name="val5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04" table:content-validation-name="val5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7" office:value-type="float" office:value="150" calcext:value-type="float">
            <text:p>1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05" table:content-validation-name="val5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06" table:content-validation-name="val5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07" table:content-validation-name="val5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08" table:content-validation-name="val5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01" office:value-type="float" office:value="150" calcext:value-type="float">
            <text:p>1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09" table:content-validation-name="val5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10" table:content-validation-name="val5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11" table:content-validation-name="val5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12" table:content-validation-name="val5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13" table:content-validation-name="val5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14" table:content-validation-name="val5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15" table:content-validation-name="val5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16" table:content-validation-name="val5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17" table:content-validation-name="val5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18" table:content-validation-name="val5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19" table:content-validation-name="val5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20" table:content-validation-name="val5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21" table:content-validation-name="val5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22" table:content-validation-name="val5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23" table:content-validation-name="val5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24" table:content-validation-name="val5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25" table:content-validation-name="val5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3" office:value-type="string" calcext:value-type="string">
            <text:p>semi_homing</text:p>
          </table:table-cell>
          <table:table-cell table:style-name="ce326" table:content-validation-name="val5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27" table:content-validation-name="val5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28" table:content-validation-name="val5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29" table:content-validation-name="val5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30" table:content-validation-name="val5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31" table:content-validation-name="val5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32" table:content-validation-name="val5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33" table:content-validation-name="val5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string" calcext:value-type="string">
            <text:p>homing</text:p>
          </table:table-cell>
          <table:table-cell table:style-name="ce334" table:content-validation-name="val5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35" table:content-validation-name="val5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28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3" office:value-type="string" calcext:value-type="string">
            <text:p>homing</text:p>
          </table:table-cell>
          <table:table-cell table:style-name="ce336" table:content-validation-name="val5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3" office:value-type="float" office:value="0" calcext:value-type="float">
            <text:p>0</text:p>
          </table:table-cell>
          <table:table-cell table:style-name="ce337" table:content-validation-name="val5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3" office:value-type="string" calcext:value-type="string">
            <text:p>semi_homing</text:p>
          </table:table-cell>
          <table:table-cell table:style-name="ce338" table:content-validation-name="val5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50" calcext:value-type="float">
            <text:p>85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3" office:value-type="string" calcext:value-type="string">
            <text:p>semi_homing</text:p>
          </table:table-cell>
          <table:table-cell table:style-name="ce339" table:content-validation-name="val5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6:Feuille1.F66 Feuille1.N27:Feuille1.N66 Feuille1.R27:Feuille1.S66 Feuille1.L27:Feuille1.L66 Feuille1.N72:Feuille1.N72 Feuille1.R72:Feuille1.S72 Feuille1.K51:Feuille1.K51 Feuille1.K66:Feuille1.K66 Feuille1.L72:Feuille1.L72 Feuille1.K2:Feuille1.L2 Feuille1.N2:Feuille1.N2 Feuille1.R2:Feuille1.S2 Feuille1.A2:Feuille1.F2 Feuille1.A27:Feuille1.F66 Feuille1.N11:Feuille1.N24 Feuille1.R11:Feuille1.S24 Feuille1.K27:Feuille1.K47 Feuille1.A11:Feuille1.F24 Feuille1.K11:Feuille1.L24 Feuille1.K49:Feuille1.K50 Feuille1.K55:Feuille1.K65 Feuille1.A68:Feuille1.F68 Feuille1.K68:Feuille1.L68 Feuille1.K69:Feuille1.L70 Feuille1.A69:Feuille1.F72 Feuille1.N68:Feuille1.N70 Feuille1.R68:Feuille1.S70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7:Feuille1.M66 Feuille1.M72:Feuille1.M72 Feuille1.K52:Feuille1.K54 Feuille1.M2:Feuille1.M2 Feuille1.M11:Feuille1.M24 Feuille1.M68:Feuille1.M70">
            <calcext:condition calcext:apply-style-name="Cellule grisée" calcext:value="formula-is(#REF!=0)" calcext:base-cell-address="Feuille1.K2"/>
          </calcext:conditional-format>
          <calcext:conditional-format calcext:target-range-address="Feuille1.O27:Feuille1.O66 Feuille1.O72:Feuille1.O72 Feuille1.O2:Feuille1.O2 Feuille1.O11:Feuille1.O24 Feuille1.O68:Feuille1.O70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7:Feuille1.P66 Feuille1.P72:Feuille1.P72 Feuille1.P2:Feuille1.P2 Feuille1.P11:Feuille1.P24 Feuille1.P68:Feuille1.P70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7:Feuille1.Q66 Feuille1.Q72:Feuille1.Q72 Feuille1.Q2:Feuille1.Q2 Feuille1.Q11:Feuille1.Q24 Feuille1.Q68:Feuille1.Q70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9:Feuille1.L9 Feuille1.N9:Feuille1.N9 Feuille1.R9:Feuille1.S9 Feuille1.H9:Feuille1.I9 Feuille1.A9:Feuille1.F9">
            <calcext:condition calcext:apply-style-name="Cellule invalide" calcext:value="=&quot;&quot;" calcext:base-cell-address="Feuille1.A9"/>
          </calcext:conditional-format>
          <calcext:conditional-format calcext:target-range-address="Feuille1.O9:Feuille1.O9">
            <calcext:condition calcext:apply-style-name="Cellule grisée" calcext:value="formula-is([.N9]=1)" calcext:base-cell-address="Feuille1.O9"/>
            <calcext:condition calcext:apply-style-name="Cellule invalide" calcext:value="formula-is(AND([.N9]&gt;1;[.O9]=&quot;&quot;))" calcext:base-cell-address="Feuille1.O9"/>
          </calcext:conditional-format>
          <calcext:conditional-format calcext:target-range-address="Feuille1.P9:Feuille1.P9">
            <calcext:condition calcext:apply-style-name="Cellule grisée" calcext:value="formula-is([.N9]=1)" calcext:base-cell-address="Feuille1.P9"/>
            <calcext:condition calcext:apply-style-name="Cellule invalide" calcext:value="formula-is(AND([.N9]&gt;1;[.P9]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[.N9]=1)" calcext:base-cell-address="Feuille1.Q9"/>
            <calcext:condition calcext:apply-style-name="Cellule invalide" calcext:value="formula-is(AND([.N9]&gt;1;[.Q9]=&quot;&quot;))" calcext:base-cell-address="Feuille1.Q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M9:Feuille1.M9">
            <calcext:condition calcext:apply-style-name="Cellule grisée" calcext:value="formula-is([.L9]=0)" calcext:base-cell-address="Feuille1.M9"/>
          </calcext:conditional-format>
          <calcext:conditional-format calcext:target-range-address="Feuille1.K72:Feuille1.K72">
            <calcext:condition calcext:apply-style-name="Cellule invalide" calcext:value="=&quot;&quot;" calcext:base-cell-address="Feuille1.K72"/>
          </calcext:conditional-format>
          <calcext:conditional-format calcext:target-range-address="Feuille1.K3:Feuille1.L8 Feuille1.N3:Feuille1.N8 Feuille1.R3:Feuille1.S8 Feuille1.A3:Feuille1.F8">
            <calcext:condition calcext:apply-style-name="Cellule invalide" calcext:value="=&quot;&quot;" calcext:base-cell-address="Feuille1.A3"/>
          </calcext:conditional-format>
          <calcext:conditional-format calcext:target-range-address="Feuille1.M3:Feuille1.M8">
            <calcext:condition calcext:apply-style-name="Cellule grisée" calcext:value="formula-is([.L3]=0)" calcext:base-cell-address="Feuille1.M3"/>
          </calcext:conditional-format>
          <calcext:conditional-format calcext:target-range-address="Feuille1.O3:Feuille1.O8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8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8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N74:Feuille1.N74 Feuille1.R74:Feuille1.R74 Feuille1.L74:Feuille1.L74 Feuille1.C74:Feuille1.F74">
            <calcext:condition calcext:apply-style-name="Cellule invalide" calcext:value="=&quot;&quot;" calcext:base-cell-address="Feuille1.C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N75:Feuille1.N75 Feuille1.R75:Feuille1.R75 Feuille1.H75:Feuille1.I75 Feuille1.L75:Feuille1.L75 Feuille1.C75:Feuille1.F75">
            <calcext:condition calcext:apply-style-name="Cellule invalide" calcext:value="=&quot;&quot;" calcext:base-cell-address="Feuille1.C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S75:Feuille1.S75">
            <calcext:condition calcext:apply-style-name="Cellule invalide" calcext:value="=&quot;&quot;" calcext:base-cell-address="Feuille1.S75"/>
          </calcext:conditional-format>
          <calcext:conditional-format calcext:target-range-address="Feuille1.S74:Feuille1.S74">
            <calcext:condition calcext:apply-style-name="Cellule invalide" calcext:value="=&quot;&quot;" calcext:base-cell-address="Feuille1.S74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3:Feuille1.G3">
            <calcext:condition calcext:apply-style-name="Cellule invalide" calcext:value="=&quot;&quot;" calcext:base-cell-address="Feuille1.G3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5:Feuille1.G5">
            <calcext:condition calcext:apply-style-name="Cellule invalide" calcext:value="=&quot;&quot;" calcext:base-cell-address="Feuille1.G5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H3:Feuille1.I3">
            <calcext:condition calcext:apply-style-name="Cellule invalide" calcext:value="=&quot;&quot;" calcext:base-cell-address="Feuille1.H3"/>
          </calcext:conditional-format>
          <calcext:conditional-format calcext:target-range-address="Feuille1.H4:Feuille1.I4">
            <calcext:condition calcext:apply-style-name="Cellule invalide" calcext:value="=&quot;&quot;" calcext:base-cell-address="Feuille1.H4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4:Feuille1.T4">
            <calcext:condition calcext:apply-style-name="Cellule invalide" calcext:value="=&quot;&quot;" calcext:base-cell-address="Feuille1.T4"/>
          </calcext:conditional-format>
          <calcext:conditional-format calcext:target-range-address="Feuille1.U4:Feuille1.U4">
            <calcext:condition calcext:apply-style-name="Cellule grisée" calcext:value="formula-is([.T4]=0)" calcext:base-cell-address="Feuille1.U4"/>
            <calcext:condition calcext:apply-style-name="Cellule invalide" calcext:value="formula-is(AND([.T4]&lt;&gt;0;[.U4]=&quot;&quot;))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T4]=0)" calcext:base-cell-address="Feuille1.V4"/>
            <calcext:condition calcext:apply-style-name="Cellule invalide" calcext:value="formula-is(AND([.T4]&lt;&gt;0;[.V4]=&quot;&quot;))" calcext:base-cell-address="Feuille1.V4"/>
          </calcext:conditional-format>
          <calcext:conditional-format calcext:target-range-address="Feuille1.W4:Feuille1.X4">
            <calcext:condition calcext:apply-style-name="Cellule grisée" calcext:value="formula-is([.T4]=0)" calcext:base-cell-address="Feuille1.W4"/>
            <calcext:condition calcext:apply-style-name="Cellule invalide" calcext:value="formula-is(AND([.T4]&lt;&gt;0;[.W4]=&quot;&quot;))" calcext:base-cell-address="Feuille1.W4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1:Feuille1.T61">
            <calcext:condition calcext:apply-style-name="Cellule invalide" calcext:value="=&quot;&quot;" calcext:base-cell-address="Feuille1.T61"/>
          </calcext:conditional-format>
          <calcext:conditional-format calcext:target-range-address="Feuille1.U61:Feuille1.U61">
            <calcext:condition calcext:apply-style-name="Cellule grisée" calcext:value="formula-is([.T61]=0)" calcext:base-cell-address="Feuille1.U61"/>
            <calcext:condition calcext:apply-style-name="Cellule invalide" calcext:value="formula-is(AND([.T61]&lt;&gt;0;[.U61]=&quot;&quot;))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T61]=0)" calcext:base-cell-address="Feuille1.V61"/>
            <calcext:condition calcext:apply-style-name="Cellule invalide" calcext:value="formula-is(AND([.T61]&lt;&gt;0;[.V61]=&quot;&quot;))" calcext:base-cell-address="Feuille1.V61"/>
          </calcext:conditional-format>
          <calcext:conditional-format calcext:target-range-address="Feuille1.W61:Feuille1.X61">
            <calcext:condition calcext:apply-style-name="Cellule grisée" calcext:value="formula-is([.T61]=0)" calcext:base-cell-address="Feuille1.W61"/>
            <calcext:condition calcext:apply-style-name="Cellule invalide" calcext:value="formula-is(AND([.T61]&lt;&gt;0;[.W61]=&quot;&quot;))" calcext:base-cell-address="Feuille1.W61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U71:Feuille1.U71">
            <calcext:condition calcext:apply-style-name="Cellule grisée" calcext:value="formula-is([.T71]=0)" calcext:base-cell-address="Feuille1.U71"/>
            <calcext:condition calcext:apply-style-name="Cellule invalide" calcext:value="formula-is(AND([.T71]&lt;&gt;0;[.U71]=&quot;&quot;))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T71]=0)" calcext:base-cell-address="Feuille1.V71"/>
            <calcext:condition calcext:apply-style-name="Cellule invalide" calcext:value="formula-is(AND([.T71]&lt;&gt;0;[.V71]=&quot;&quot;))" calcext:base-cell-address="Feuille1.V71"/>
          </calcext:conditional-format>
          <calcext:conditional-format calcext:target-range-address="Feuille1.W71:Feuille1.X71">
            <calcext:condition calcext:apply-style-name="Cellule grisée" calcext:value="formula-is([.T71]=0)" calcext:base-cell-address="Feuille1.W71"/>
            <calcext:condition calcext:apply-style-name="Cellule invalide" calcext:value="formula-is(AND([.T71]&lt;&gt;0;[.W71]=&quot;&quot;))" calcext:base-cell-address="Feuille1.W71"/>
          </calcext:conditional-format>
          <calcext:conditional-format calcext:target-range-address="Feuille1.T72:Feuille1.T72">
            <calcext:condition calcext:apply-style-name="Cellule invalide" calcext:value="=&quot;&quot;" calcext:base-cell-address="Feuille1.T72"/>
          </calcext:conditional-format>
          <calcext:conditional-format calcext:target-range-address="Feuille1.U72:Feuille1.U72">
            <calcext:condition calcext:apply-style-name="Cellule grisée" calcext:value="formula-is([.T72]=0)" calcext:base-cell-address="Feuille1.U72"/>
            <calcext:condition calcext:apply-style-name="Cellule invalide" calcext:value="formula-is(AND([.T72]&lt;&gt;0;[.U72]=&quot;&quot;))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T72]=0)" calcext:base-cell-address="Feuille1.V72"/>
            <calcext:condition calcext:apply-style-name="Cellule invalide" calcext:value="formula-is(AND([.T72]&lt;&gt;0;[.V72]=&quot;&quot;))" calcext:base-cell-address="Feuille1.V72"/>
          </calcext:conditional-format>
          <calcext:conditional-format calcext:target-range-address="Feuille1.W72:Feuille1.X72">
            <calcext:condition calcext:apply-style-name="Cellule grisée" calcext:value="formula-is([.T72]=0)" calcext:base-cell-address="Feuille1.W72"/>
            <calcext:condition calcext:apply-style-name="Cellule invalide" calcext:value="formula-is(AND([.T72]&lt;&gt;0;[.W72]=&quot;&quot;))" calcext:base-cell-address="Feuille1.W72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5:Feuille1.H35">
            <calcext:condition calcext:apply-style-name="Cellule invalide" calcext:value="=&quot;&quot;" calcext:base-cell-address="Feuille1.H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H36">
            <calcext:condition calcext:apply-style-name="Cellule invalide" calcext:value="=&quot;&quot;" calcext:base-cell-address="Feuille1.H36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I35:Feuille1.I35">
            <calcext:condition calcext:apply-style-name="Cellule invalide" calcext:value="=&quot;&quot;" calcext:base-cell-address="Feuille1.I35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N25:Feuille1.N25 Feuille1.R25:Feuille1.S25 Feuille1.A25:Feuille1.F25 Feuille1.K25:Feuille1.L25">
            <calcext:condition calcext:apply-style-name="Cellule invalide" calcext:value="=&quot;&quot;" calcext:base-cell-address="Feuille1.A25"/>
          </calcext:conditional-format>
          <calcext:conditional-format calcext:target-range-address="Feuille1.M25:Feuille1.M25">
            <calcext:condition calcext:apply-style-name="Cellule grisée" calcext:value="formula-is(#REF!=0)" calcext:base-cell-address="Feuille1.M25"/>
          </calcext:conditional-format>
          <calcext:conditional-format calcext:target-range-address="Feuille1.O25:Feuille1.O25">
            <calcext:condition calcext:apply-style-name="Cellule grisée" calcext:value="formula-is(#REF!=1)" calcext:base-cell-address="Feuille1.O25"/>
            <calcext:condition calcext:apply-style-name="Cellule invalide" calcext:value="formula-is(AND(#REF!&gt;1;#REF!=&quot;&quot;))" calcext:base-cell-address="Feuille1.O25"/>
          </calcext:conditional-format>
          <calcext:conditional-format calcext:target-range-address="Feuille1.P25:Feuille1.P25">
            <calcext:condition calcext:apply-style-name="Cellule grisée" calcext:value="formula-is(#REF!=1)" calcext:base-cell-address="Feuille1.P25"/>
            <calcext:condition calcext:apply-style-name="Cellule invalide" calcext:value="formula-is(AND(#REF!&gt;1;#REF!=&quot;&quot;))" calcext:base-cell-address="Feuille1.P25"/>
          </calcext:conditional-format>
          <calcext:conditional-format calcext:target-range-address="Feuille1.Q25:Feuille1.Q25">
            <calcext:condition calcext:apply-style-name="Cellule grisée" calcext:value="formula-is(#REF!=1)" calcext:base-cell-address="Feuille1.Q25"/>
            <calcext:condition calcext:apply-style-name="Cellule invalide" calcext:value="formula-is(AND(#REF!&gt;1;#REF!=&quot;&quot;))" calcext:base-cell-address="Feuille1.Q25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N26:Feuille1.N26 Feuille1.R26:Feuille1.S26 Feuille1.C26:Feuille1.F26 Feuille1.K26:Feuille1.L26">
            <calcext:condition calcext:apply-style-name="Cellule invalide" calcext:value="=&quot;&quot;" calcext:base-cell-address="Feuille1.C26"/>
          </calcext:conditional-format>
          <calcext:conditional-format calcext:target-range-address="Feuille1.M26:Feuille1.M26">
            <calcext:condition calcext:apply-style-name="Cellule grisée" calcext:value="formula-is(#REF!=0)" calcext:base-cell-address="Feuille1.M26"/>
          </calcext:conditional-format>
          <calcext:conditional-format calcext:target-range-address="Feuille1.O26:Feuille1.O26">
            <calcext:condition calcext:apply-style-name="Cellule grisée" calcext:value="formula-is(#REF!=1)" calcext:base-cell-address="Feuille1.O26"/>
            <calcext:condition calcext:apply-style-name="Cellule invalide" calcext:value="formula-is(AND(#REF!&gt;1;#REF!=&quot;&quot;))" calcext:base-cell-address="Feuille1.O26"/>
          </calcext:conditional-format>
          <calcext:conditional-format calcext:target-range-address="Feuille1.P26:Feuille1.P26">
            <calcext:condition calcext:apply-style-name="Cellule grisée" calcext:value="formula-is(#REF!=1)" calcext:base-cell-address="Feuille1.P26"/>
            <calcext:condition calcext:apply-style-name="Cellule invalide" calcext:value="formula-is(AND(#REF!&gt;1;#REF!=&quot;&quot;))" calcext:base-cell-address="Feuille1.P26"/>
          </calcext:conditional-format>
          <calcext:conditional-format calcext:target-range-address="Feuille1.Q26:Feuille1.Q26">
            <calcext:condition calcext:apply-style-name="Cellule grisée" calcext:value="formula-is(#REF!=1)" calcext:base-cell-address="Feuille1.Q26"/>
            <calcext:condition calcext:apply-style-name="Cellule invalide" calcext:value="formula-is(AND(#REF!&gt;1;#REF!=&quot;&quot;))" calcext:base-cell-address="Feuille1.Q26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A26:Feuille1.A26">
            <calcext:condition calcext:apply-style-name="Cellule invalide" calcext:value="=&quot;&quot;" calcext:base-cell-address="Feuille1.A26"/>
          </calcext:conditional-format>
          <calcext:conditional-format calcext:target-range-address="Feuille1.B26:Feuille1.B26">
            <calcext:condition calcext:apply-style-name="Cellule invalide" calcext:value="=&quot;&quot;" calcext:base-cell-address="Feuille1.B26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H44:Feuille1.I44">
            <calcext:condition calcext:apply-style-name="Cellule invalide" calcext:value="=&quot;&quot;" calcext:base-cell-address="Feuille1.H44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5:Feuille1.I45">
            <calcext:condition calcext:apply-style-name="Cellule invalide" calcext:value="=&quot;&quot;" calcext:base-cell-address="Feuille1.H45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6:Feuille1.I46">
            <calcext:condition calcext:apply-style-name="Cellule invalide" calcext:value="=&quot;&quot;" calcext:base-cell-address="Feuille1.H46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7:Feuille1.I47">
            <calcext:condition calcext:apply-style-name="Cellule invalide" calcext:value="=&quot;&quot;" calcext:base-cell-address="Feuille1.H47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H51">
            <calcext:condition calcext:apply-style-name="Cellule invalide" calcext:value="=&quot;&quot;" calcext:base-cell-address="Feuille1.H51"/>
          </calcext:conditional-format>
          <calcext:conditional-format calcext:target-range-address="Feuille1.I51:Feuille1.I51">
            <calcext:condition calcext:apply-style-name="Cellule invalide" calcext:value="=&quot;&quot;" calcext:base-cell-address="Feuille1.I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H52">
            <calcext:condition calcext:apply-style-name="Cellule invalide" calcext:value="=&quot;&quot;" calcext:base-cell-address="Feuille1.H52"/>
          </calcext:conditional-format>
          <calcext:conditional-format calcext:target-range-address="Feuille1.I52:Feuille1.I52">
            <calcext:condition calcext:apply-style-name="Cellule invalide" calcext:value="=&quot;&quot;" calcext:base-cell-address="Feuille1.I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H53">
            <calcext:condition calcext:apply-style-name="Cellule invalide" calcext:value="=&quot;&quot;" calcext:base-cell-address="Feuille1.H53"/>
          </calcext:conditional-format>
          <calcext:conditional-format calcext:target-range-address="Feuille1.I53:Feuille1.I53">
            <calcext:condition calcext:apply-style-name="Cellule invalide" calcext:value="=&quot;&quot;" calcext:base-cell-address="Feuille1.I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H63:Feuille1.I63">
            <calcext:condition calcext:apply-style-name="Cellule invalide" calcext:value="=&quot;&quot;" calcext:base-cell-address="Feuille1.H63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4:Feuille1.I64">
            <calcext:condition calcext:apply-style-name="Cellule invalide" calcext:value="=&quot;&quot;" calcext:base-cell-address="Feuille1.H64"/>
          </calcext:conditional-format>
          <calcext:conditional-format calcext:target-range-address="Feuille1.H65:Feuille1.I65">
            <calcext:condition calcext:apply-style-name="Cellule invalide" calcext:value="=&quot;&quot;" calcext:base-cell-address="Feuille1.H65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6:Feuille1.G66">
            <calcext:condition calcext:apply-style-name="Cellule grisée" calcext:value="formula-is([.F66]=0)" calcext:base-cell-address="Feuille1.G66"/>
            <calcext:condition calcext:apply-style-name="Cellule invalide" calcext:value="formula-is(AND([.F66]&lt;&gt;0;[.G66]=&quot;&quot;))" calcext:base-cell-address="Feuille1.G66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H72:Feuille1.H72">
            <calcext:condition calcext:apply-style-name="Cellule invalide" calcext:value="=&quot;&quot;" calcext:base-cell-address="Feuille1.H72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S71:Feuille1.S71">
            <calcext:condition calcext:apply-style-name="Cellule invalide" calcext:value="=&quot;&quot;" calcext:base-cell-address="Feuille1.S71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12:11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8T00:12:30.844000000</dc:date>
    <meta:generator>LibreOffice/5.4.4.2$Windows_X86_64 LibreOffice_project/2524958677847fb3bb44820e40380acbe820f960</meta:generator>
    <meta:editing-duration>PT5H3M32S</meta:editing-duration>
    <meta:editing-cycles>348</meta:editing-cycles>
    <meta:document-statistic meta:table-count="1" meta:cell-count="1443" meta:object-count="0"/>
  </office:meta>
</office:document-meta>
</file>